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table:formula="of:=[.B209]+[.C209]" office:value-type="float" office:value="5940" calcext:value-type="float">
            <text:p>594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9:02:17.689536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19T19:06:36.952888178</dc:date>
    <dc:creator>Jesus Castagnetto</dc:creator>
    <meta:editing-duration>P2DT18H58M52S</meta:editing-duration>
    <meta:editing-cycles>323</meta:editing-cycles>
    <meta:generator>LibreOffice/6.4.6.2$Linux_X86_64 LibreOffice_project/40$Build-2</meta:generator>
    <meta:document-statistic meta:table-count="1" meta:cell-count="2218" meta:object-count="0"/>
  </office:meta>
</office:document-meta>
</file>